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NewRomanPSMT" svg:font-family="TimesNewRomanPSMT"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autospace="none"/>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 style:family="paragraph" style:parent-style-name="Standard">
      <style:paragraph-properties fo:margin-left="0in" fo:margin-right="0in" fo:line-height="150%" fo:text-indent="0.5in" style:auto-text-indent="false" style:text-autospace="none"/>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3" style:family="paragraph" style:parent-style-name="Standard">
      <style:paragraph-properties fo:line-height="150%" style:text-autospace="none"/>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4" style:family="paragraph" style:parent-style-name="Standard">
      <style:paragraph-properties fo:line-height="150%" fo:text-align="center" style:justify-single-word="false" style:text-autospace="none"/>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5" style:family="paragraph" style:parent-style-name="Standard">
      <style:paragraph-properties fo:line-height="150%" fo:text-align="center" style:justify-single-word="false" style:text-autospace="none"/>
      <style:text-properties style:use-window-font-color="true" style:font-name="TimesNewRomanPSMT" fo:font-size="16pt" style:text-underline-style="solid" style:text-underline-width="auto" style:text-underline-color="font-color" fo:font-weight="bold" style:font-name-asian="TimesNewRomanPSMT" style:font-size-asian="16pt" style:font-weight-asian="bold" style:font-name-complex="TimesNewRomanPSMT" style:font-size-complex="16pt" style:font-weight-complex="bold"/>
    </style:style>
    <style:style style:name="P6" style:family="paragraph" style:parent-style-name="Standard">
      <style:paragraph-properties fo:line-height="150%" style:border-line-width-bottom="0.0008in 0.0138in 0.0008in" fo:padding="0.0291in" fo:border-left="none" fo:border-right="none" fo:border-top="none" fo:border-bottom="0.0154in double #000000" style:text-autospace="none" style:join-border="false"/>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7" style:family="paragraph" style:parent-style-name="Standard">
      <style:paragraph-properties fo:margin-left="0in" fo:margin-right="0in" fo:line-height="150%" fo:text-indent="0.5in" style:auto-text-indent="false" style:text-autospace="none"/>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1" style:family="text">
      <style:text-properties style:font-name="TimesNewRomanPSMT" style:font-name-asian="TimesNewRomanPSMT" style:font-name-complex="TimesNewRomanPSMT"/>
    </style:style>
    <style:style style:name="T2" style:family="text">
      <style:text-properties style:font-name="TimesNewRomanPSMT" fo:font-size="15pt" style:font-name-asian="TimesNewRomanPSMT" style:font-size-asian="15pt" style:font-name-complex="TimesNewRomanPSMT" style:font-size-complex="15pt"/>
    </style:style>
    <style:style style:name="T3" style:family="text">
      <style:text-properties style:font-name="TimesNewRomanPSMT" fo:font-size="15pt" fo:font-weight="bold" style:font-name-asian="TimesNewRomanPSMT" style:font-size-asian="15pt" style:font-weight-asian="bold" style:font-name-complex="TimesNewRomanPSMT" style:font-size-complex="15pt" style:font-weight-complex="bold"/>
    </style:style>
    <style:style style:name="T4" style:family="text">
      <style:text-properties style:font-name="TimesNewRomanPSMT" fo:font-size="15pt" style:text-underline-style="solid" style:text-underline-width="auto" style:text-underline-color="font-color" fo:font-weight="bold" style:font-name-asian="TimesNewRomanPSMT" style:font-size-asian="15pt" style:font-weight-asian="bold" style:font-name-complex="TimesNewRomanPSMT" style:font-size-complex="15pt" style:font-weight-complex="bold"/>
    </style:style>
    <style:style style:name="T5" style:family="text">
      <style:text-properties style:font-name="TimesNewRomanPSMT" fo:font-size="16pt" style:text-underline-style="solid" style:text-underline-width="auto" style:text-underline-color="font-color" fo:font-weight="bold" style:font-name-asian="TimesNewRomanPSMT" style:font-size-asian="16pt" style:font-weight-asian="bold" style:font-name-complex="TimesNewRomanPSMT"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Anda Szilagyi</text:p>
      <text:p text:style-name="P1"/>
      <text:p text:style-name="P1">I have always been a creative person with a mind that is always hungry for more. Over the years I have focused my attention on many different subjects and skill sets including learning how to play five different musical instruments, fund raising and marketing my own non-profit cultural organization, learning Portuguese, living on my goat farm in Brazil and teaching English and, of course, learning computer coding. </text:p>
      <text:p text:style-name="P1">I got my bachelors from The New School in Jazz performance and after having taught music lessons and playing in bands for many years, I started to realize that this source of income was too irregular. <text:s/>I decided to go back to school to get my masters degree in Performing Arts Management <text:s/>and Production which was a new degree program in Florida that offered a hybrid of non-profit management and administration studies (which included fundraising), together with a focus on elements and skills needed to produce and stage manage our own productions. </text:p>
      <text:p text:style-name="P1">Just as I was graduated and ready to start my dream of running my own cultural center, the real estate market took a dive along with all resources that would have been <text:s/>the backbone of my program and project funding. Frustrated and disillusioned, I decided to give the corporate world a try while the economy recuperated. <text:s text:c="2"/>I found myself very frustrated and incredibly bored. There was no variety or learning on the job and the monotony really got to me. <text:s/>I realized how much the corporate structure and bureaucracy made me feel insignificant and I knew I had more to offer than this. I wanted more but wasn't sure exactly what.</text:p>
      <text:p text:style-name="P1">My husband and I purchased a 22 acre farm in his home country of Brazil and we decided to make a go of farm life. I was ready for something completely different and the idea of possibly having a chance to play some Brazilian music sounded great. Over the next four years, my skill set expanded to include some pretty unexpected items such as: farm management, farm animal care and living off the grid (which is a skill on its own).</text:p>
      <text:p text:style-name="P1">I played with a few local musical artists in the city which put me in a few festivals and even got me on TV a few times. <text:s/>Farm life proved to be very peaceful but not so satisfying. This work was physically demanding but did not use much creativity or my brain the way I wanted to. I missed New York. I was determined to move back home and find a creative line of work where I could make an excellent salary. <text:s/>I always loved computers and using my creativity to interact with them, so I thought coding would be a great option. When I imagine my ideal work environment now, I see a comfortable and inspiring <text:soft-page-break/>environment where I can create with others as a team. </text:p>
      <text:p text:style-name="P6"/>
      <text:p text:style-name="P1"/>
      <text:p text:style-name="P4"><text:s/><text:span text:style-name="T1"><text:tab/></text:span><text:span text:style-name="T5">Music Bio</text:span></text:p>
      <text:p text:style-name="P1"><text:span text:style-name="T1"/></text:p>
      <text:p text:style-name="P1"><text:span text:style-name="T1"><text:tab/>Anda Szilagyi was born to two concert pianist parents. She spent her early years studying piano, guitar and singing. Growing up in New York City, she was exposed to many different cultures. Her musical career has focused on various types of music spanning styles such as Jazz, Classical, Reggae, Afrobeat, Soul and Brazilian musical traditions. </text:span>Her musical career has focused on various types of music spanning styles such as Jazz, Classical, Reggae, Afrobeat, Soul and Brazilian musical traditions. <text:s/>Anda went on to earn her Bachelors Degree in Jazz Performance on trumpet from the New School and a Masters in Performing Arts Production from Florida International University. She has toured extensively throughout the U.S., Spain, England, Ireland, Wales, Scotland and Canada, playing with such groups as Antibalas, The Dap Kings, Victor Rice and Kokolo. </text:p>
      <text:p text:style-name="P2">For the past seven years, Anda has spent a lot of time in Brazil, writing, playing and absorbing the culture. During the four years she lived in Salvador, Bahia, she played with quite a few local musicians including singer-songwriter Thiago Kalu and Afrobeat outfit-IFA. <text:s/>She performed on some of the biggest stages in the city, taking part in local festivals and broadcast performances. </text:p>
      <text:p text:style-name="P1">Anda has developed her own unique blend of Brazilian, funk and R&amp;B by mixing Brazilian rhythms and language with old school funk grooves and many times adding a touch of electronic texture to the mix. <text:s/>Anda currently lives in New York , performing as singer songwriter, collaborating with various musicians on musical projects and studying computer coding at Rutgers Univers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NewRomanPSMT" svg:font-family="TimesNewRomanPSMT"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6-06-22T15:07:27</meta:creation-date>
    <dc:date>2016-06-24T15:29:20</dc:date>
    <dc:creator>user </dc:creator>
    <meta:editing-duration>PT40M45S</meta:editing-duration>
    <meta:editing-cycles>4</meta:editing-cycles>
    <meta:generator>OpenOffice/4.0.1$Unix OpenOffice.org_project/401m5$Build-9714</meta:generator>
    <meta:document-statistic meta:table-count="0" meta:image-count="0" meta:object-count="0" meta:page-count="2" meta:paragraph-count="10" meta:word-count="738" meta:character-count="4337"/>
  </office:meta>
</office:document-meta>
</file>